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text-underline-style="none" style:font-name-asian="DejaVu Sans" style:font-name-complex="DejaVu Sans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_1</text:p>
          </table:table-cell>
          <table:table-cell table:number-columns-repeated="2"/>
          <table:table-cell office:value-type="string">
            <text:p>_1</text:p>
          </table:table-cell>
          <table:table-cell office:value-type="string">
            <text:p>_2</text:p>
          </table:table-cell>
          <table:table-cell table:style-name="ce1" office:value-type="string">
            <text:p>_1_2</text:p>
          </table:table-cell>
          <table:table-cell/>
          <table:table-cell office:value-type="string">
            <text:p>_1</text:p>
          </table:table-cell>
          <table:table-cell office:value-type="string">
            <text:p>_2</text:p>
          </table:table-cell>
          <table:table-cell office:value-type="string">
            <text:p>_3</text:p>
          </table:table-cell>
          <table:table-cell table:style-name="ce2" office:value-type="string">
            <text:p>_1_2_3</text:p>
          </table:table-cell>
          <table:table-cell/>
          <table:table-cell office:value-type="string">
            <text:p>_1</text:p>
          </table:table-cell>
          <table:table-cell office:value-type="string">
            <text:p>_2</text:p>
          </table:table-cell>
          <table:table-cell office:value-type="string">
            <text:p>_3</text:p>
          </table:table-cell>
          <table:table-cell office:value-type="string">
            <text:p>_4</text:p>
          </table:table-cell>
          <table:table-cell table:style-name="ce2" office:value-type="string">
            <text:p>_1_2_3_4</text:p>
          </table:table-cell>
          <table:table-cell>
            <draw:frame table:end-cell-address="Sheet1.AA50" table:end-x="2.149cm" table:end-y="0.423cm" draw:z-index="0" draw:style-name="gr1" svg:width="22.359cm" svg:height="22.36cm" svg:x="0.113cm" svg:y="0.106cm">
              <draw:object draw:notify-on-update-of-ranges="Sheet1.A1:Sheet1.A1 Sheet1.A2:Sheet1.A31 Sheet1.F1:Sheet1.F1 Sheet1.F2:Sheet1.F31 Sheet1.K1:Sheet1.K1 Sheet1.K2:Sheet1.K31 Sheet1.Q1:Sheet1.Q1 Sheet1.Q2:Sheet1.Q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2]+[.E2])/2" office:value-type="float" office:value="3000">
            <text:p>3000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2">
            <text:p>3002</text:p>
          </table:table-cell>
          <table:table-cell office:value-type="float" office:value="3000">
            <text:p>3000</text:p>
          </table:table-cell>
          <table:table-cell table:formula="of:=([.H2]+[.I2]+[.J2])/3" office:value-type="float" office:value="3000.66666666667">
            <text:p>3000.66666666667</text:p>
          </table:table-cell>
          <table:table-cell/>
          <table:table-cell table:number-columns-repeated="4" office:value-type="float" office:value="3000">
            <text:p>3000</text:p>
          </table:table-cell>
          <table:table-cell table:formula="of:=([.M2]+[.N2]+[.O2]+[.P2])/4" office:value-type="float" office:value="3000">
            <text:p>300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2610">
            <text:p>2610</text:p>
          </table:table-cell>
          <table:table-cell office:value-type="float" office:value="2639">
            <text:p>2639</text:p>
          </table:table-cell>
          <table:table-cell table:formula="of:=([.D3]+[.E3])/2" office:value-type="float" office:value="2624.5">
            <text:p>2624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94">
            <text:p>3094</text:p>
          </table:table-cell>
          <table:table-cell office:value-type="float" office:value="3000">
            <text:p>3000</text:p>
          </table:table-cell>
          <table:table-cell table:formula="of:=([.H3]+[.I3]+[.J3])/3" office:value-type="float" office:value="3031.33333333333">
            <text:p>3031.33333333333</text:p>
          </table:table-cell>
          <table:table-cell/>
          <table:table-cell office:value-type="float" office:value="3002">
            <text:p>3002</text:p>
          </table:table-cell>
          <table:table-cell office:value-type="float" office:value="3028">
            <text:p>3028</text:p>
          </table:table-cell>
          <table:table-cell office:value-type="float" office:value="3004">
            <text:p>3004</text:p>
          </table:table-cell>
          <table:table-cell office:value-type="float" office:value="3000">
            <text:p>3000</text:p>
          </table:table-cell>
          <table:table-cell table:formula="of:=([.M3]+[.N3]+[.O3]+[.P3])/4" office:value-type="float" office:value="3008.5">
            <text:p>3008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2883">
            <text:p>2883</text:p>
          </table:table-cell>
          <table:table-cell office:value-type="float" office:value="2942">
            <text:p>2942</text:p>
          </table:table-cell>
          <table:table-cell table:formula="of:=([.D4]+[.E4])/2" office:value-type="float" office:value="2912.5">
            <text:p>2912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4">
            <text:p>3004</text:p>
          </table:table-cell>
          <table:table-cell office:value-type="float" office:value="3001">
            <text:p>3001</text:p>
          </table:table-cell>
          <table:table-cell table:formula="of:=([.H4]+[.I4]+[.J4])/3" office:value-type="float" office:value="3001.66666666667">
            <text:p>3001.66666666667</text:p>
          </table:table-cell>
          <table:table-cell/>
          <table:table-cell table:number-columns-repeated="2" office:value-type="float" office:value="3002">
            <text:p>3002</text:p>
          </table:table-cell>
          <table:table-cell office:value-type="float" office:value="3006">
            <text:p>3006</text:p>
          </table:table-cell>
          <table:table-cell office:value-type="float" office:value="3001">
            <text:p>3001</text:p>
          </table:table-cell>
          <table:table-cell table:formula="of:=([.M4]+[.N4]+[.O4]+[.P4])/4" office:value-type="float" office:value="3002.75">
            <text:p>3002.75</text:p>
          </table:table-cell>
          <table:table-cell/>
        </table:table-row>
        <table:table-row table:style-name="ro1">
          <table:table-cell office:value-type="float" office:value="3005">
            <text:p>3005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5]+[.E5])/2" office:value-type="float" office:value="3011.5">
            <text:p>301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5">
            <text:p>3025</text:p>
          </table:table-cell>
          <table:table-cell office:value-type="float" office:value="3000">
            <text:p>3000</text:p>
          </table:table-cell>
          <table:table-cell table:formula="of:=([.H5]+[.I5]+[.J5])/3" office:value-type="float" office:value="3008.33333333333">
            <text:p>3008.33333333333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table:number-columns-repeated="2" office:value-type="float" office:value="3000">
            <text:p>3000</text:p>
          </table:table-cell>
          <table:table-cell table:formula="of:=([.M5]+[.N5]+[.O5]+[.P5])/4" office:value-type="float" office:value="3006.75">
            <text:p>3006.75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4">
            <text:p>3024</text:p>
          </table:table-cell>
          <table:table-cell table:formula="of:=([.D6]+[.E6])/2" office:value-type="float" office:value="3012">
            <text:p>3012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6">
            <text:p>3026</text:p>
          </table:table-cell>
          <table:table-cell office:value-type="float" office:value="3001">
            <text:p>3001</text:p>
          </table:table-cell>
          <table:table-cell table:formula="of:=([.H6]+[.I6]+[.J6])/3" office:value-type="float" office:value="3009">
            <text:p>3009</text:p>
          </table:table-cell>
          <table:table-cell/>
          <table:table-cell office:value-type="float" office:value="2172">
            <text:p>2172</text:p>
          </table:table-cell>
          <table:table-cell office:value-type="float" office:value="2164">
            <text:p>2164</text:p>
          </table:table-cell>
          <table:table-cell office:value-type="float" office:value="2169">
            <text:p>2169</text:p>
          </table:table-cell>
          <table:table-cell office:value-type="float" office:value="2173">
            <text:p>2173</text:p>
          </table:table-cell>
          <table:table-cell table:formula="of:=([.M6]+[.N6]+[.O6]+[.P6])/4" office:value-type="float" office:value="2169.5">
            <text:p>2169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4">
            <text:p>3024</text:p>
          </table:table-cell>
          <table:table-cell table:formula="of:=([.D7]+[.E7])/2" office:value-type="float" office:value="3012">
            <text:p>3012</text:p>
          </table:table-cell>
          <table:table-cell/>
          <table:table-cell office:value-type="float" office:value="3005">
            <text:p>3005</text:p>
          </table:table-cell>
          <table:table-cell office:value-type="float" office:value="3027">
            <text:p>3027</text:p>
          </table:table-cell>
          <table:table-cell office:value-type="float" office:value="3010">
            <text:p>3010</text:p>
          </table:table-cell>
          <table:table-cell table:formula="of:=([.H7]+[.I7]+[.J7])/3" office:value-type="float" office:value="3014">
            <text:p>3014</text:p>
          </table:table-cell>
          <table:table-cell/>
          <table:table-cell office:value-type="float" office:value="2490">
            <text:p>2490</text:p>
          </table:table-cell>
          <table:table-cell office:value-type="float" office:value="2533">
            <text:p>2533</text:p>
          </table:table-cell>
          <table:table-cell office:value-type="float" office:value="2492">
            <text:p>2492</text:p>
          </table:table-cell>
          <table:table-cell office:value-type="float" office:value="2488">
            <text:p>2488</text:p>
          </table:table-cell>
          <table:table-cell table:formula="of:=([.M7]+[.N7]+[.O7]+[.P7])/4" office:value-type="float" office:value="2500.75">
            <text:p>2500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8]+[.E8])/2" office:value-type="float" office:value="3000">
            <text:p>3000</text:p>
          </table:table-cell>
          <table:table-cell/>
          <table:table-cell office:value-type="float" office:value="3003">
            <text:p>3003</text:p>
          </table:table-cell>
          <table:table-cell office:value-type="float" office:value="3005">
            <text:p>3005</text:p>
          </table:table-cell>
          <table:table-cell office:value-type="float" office:value="3003">
            <text:p>3003</text:p>
          </table:table-cell>
          <table:table-cell table:formula="of:=([.H8]+[.I8]+[.J8])/3" office:value-type="float" office:value="3003.66666666667">
            <text:p>3003.66666666667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8]+[.N8]+[.O8]+[.P8])/4"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9]+[.E9])/2" office:value-type="float" office:value="3011.5">
            <text:p>3011.5</text:p>
          </table:table-cell>
          <table:table-cell/>
          <table:table-cell office:value-type="float" office:value="2813">
            <text:p>2813</text:p>
          </table:table-cell>
          <table:table-cell office:value-type="float" office:value="2849">
            <text:p>2849</text:p>
          </table:table-cell>
          <table:table-cell office:value-type="float" office:value="2813">
            <text:p>2813</text:p>
          </table:table-cell>
          <table:table-cell table:formula="of:=([.H9]+[.I9]+[.J9])/3" office:value-type="float" office:value="2825">
            <text:p>282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53">
            <text:p>3053</text:p>
          </table:table-cell>
          <table:table-cell table:number-columns-repeated="2" office:value-type="float" office:value="3000">
            <text:p>3000</text:p>
          </table:table-cell>
          <table:table-cell table:formula="of:=([.M9]+[.N9]+[.O9]+[.P9])/4" office:value-type="float" office:value="3013.25">
            <text:p>3013.2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4">
            <text:p>3004</text:p>
          </table:table-cell>
          <table:table-cell office:value-type="float" office:value="3003">
            <text:p>3003</text:p>
          </table:table-cell>
          <table:table-cell table:formula="of:=([.D10]+[.E10])/2" office:value-type="float" office:value="3003.5">
            <text:p>3003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office:value-type="float" office:value="3000">
            <text:p>3000</text:p>
          </table:table-cell>
          <table:table-cell table:formula="of:=([.H10]+[.I10]+[.J10])/3" office:value-type="float" office:value="3009">
            <text:p>3009</text:p>
          </table:table-cell>
          <table:table-cell/>
          <table:table-cell office:value-type="float" office:value="3000">
            <text:p>3000</text:p>
          </table:table-cell>
          <table:table-cell office:value-type="float" office:value="3054">
            <text:p>3054</text:p>
          </table:table-cell>
          <table:table-cell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10]+[.N10]+[.O10]+[.P10])/4" office:value-type="float" office:value="3013.75">
            <text:p>3013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11]+[.E11])/2" office:value-type="float" office:value="3011.5">
            <text:p>301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5">
            <text:p>3025</text:p>
          </table:table-cell>
          <table:table-cell office:value-type="float" office:value="3001">
            <text:p>3001</text:p>
          </table:table-cell>
          <table:table-cell table:formula="of:=([.H11]+[.I11]+[.J11])/3" office:value-type="float" office:value="3008.66666666667">
            <text:p>3008.66666666667</text:p>
          </table:table-cell>
          <table:table-cell/>
          <table:table-cell office:value-type="float" office:value="3005">
            <text:p>3005</text:p>
          </table:table-cell>
          <table:table-cell office:value-type="float" office:value="3003">
            <text:p>3003</text:p>
          </table:table-cell>
          <table:table-cell office:value-type="float" office:value="3010">
            <text:p>3010</text:p>
          </table:table-cell>
          <table:table-cell office:value-type="float" office:value="3001">
            <text:p>3001</text:p>
          </table:table-cell>
          <table:table-cell table:formula="of:=([.M11]+[.N11]+[.O11]+[.P11])/4" office:value-type="float" office:value="3004.75">
            <text:p>3004.75</text:p>
          </table:table-cell>
          <table:table-cell/>
        </table:table-row>
        <table:table-row table:style-name="ro1">
          <table:table-cell office:value-type="float" office:value="3005">
            <text:p>3005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01">
            <text:p>3001</text:p>
          </table:table-cell>
          <table:table-cell table:formula="of:=([.D12]+[.E12])/2" office:value-type="float" office:value="3000.5">
            <text:p>3000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3">
            <text:p>3003</text:p>
          </table:table-cell>
          <table:table-cell office:value-type="float" office:value="3000">
            <text:p>3000</text:p>
          </table:table-cell>
          <table:table-cell table:formula="of:=([.H12]+[.I12]+[.J12])/3" office:value-type="float" office:value="3001">
            <text:p>3001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table:number-columns-repeated="2" office:value-type="float" office:value="3000">
            <text:p>3000</text:p>
          </table:table-cell>
          <table:table-cell table:formula="of:=([.M12]+[.N12]+[.O12]+[.P12])/4" office:value-type="float" office:value="3006.75">
            <text:p>3006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4">
            <text:p>3024</text:p>
          </table:table-cell>
          <table:table-cell table:formula="of:=([.D13]+[.E13])/2" office:value-type="float" office:value="3012">
            <text:p>3012</text:p>
          </table:table-cell>
          <table:table-cell/>
          <table:table-cell office:value-type="float" office:value="3002">
            <text:p>3002</text:p>
          </table:table-cell>
          <table:table-cell office:value-type="float" office:value="3028">
            <text:p>3028</text:p>
          </table:table-cell>
          <table:table-cell office:value-type="float" office:value="3009">
            <text:p>3009</text:p>
          </table:table-cell>
          <table:table-cell table:formula="of:=([.H13]+[.I13]+[.J13])/3" office:value-type="float" office:value="3013">
            <text:p>3013</text:p>
          </table:table-cell>
          <table:table-cell/>
          <table:table-cell office:value-type="float" office:value="3002">
            <text:p>3002</text:p>
          </table:table-cell>
          <table:table-cell office:value-type="float" office:value="3015">
            <text:p>3015</text:p>
          </table:table-cell>
          <table:table-cell table:number-columns-repeated="2" office:value-type="float" office:value="3002">
            <text:p>3002</text:p>
          </table:table-cell>
          <table:table-cell table:formula="of:=([.M13]+[.N13]+[.O13]+[.P13])/4" office:value-type="float" office:value="3005.25">
            <text:p>3005.2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67">
            <text:p>3067</text:p>
          </table:table-cell>
          <table:table-cell table:formula="of:=([.D14]+[.E14])/2" office:value-type="float" office:value="3033.5">
            <text:p>3033.5</text:p>
          </table:table-cell>
          <table:table-cell/>
          <table:table-cell office:value-type="float" office:value="3002">
            <text:p>3002</text:p>
          </table:table-cell>
          <table:table-cell office:value-type="float" office:value="3003">
            <text:p>3003</text:p>
          </table:table-cell>
          <table:table-cell office:value-type="float" office:value="3001">
            <text:p>3001</text:p>
          </table:table-cell>
          <table:table-cell table:formula="of:=([.H14]+[.I14]+[.J14])/3" office:value-type="float" office:value="3002">
            <text:p>3002</text:p>
          </table:table-cell>
          <table:table-cell/>
          <table:table-cell office:value-type="float" office:value="3000">
            <text:p>3000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3000">
            <text:p>3000</text:p>
          </table:table-cell>
          <table:table-cell table:formula="of:=([.M14]+[.N14]+[.O14]+[.P14])/4" office:value-type="float" office:value="3004">
            <text:p>3004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15]+[.E15])/2" office:value-type="float" office:value="3011.5">
            <text:p>301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5">
            <text:p>3025</text:p>
          </table:table-cell>
          <table:table-cell office:value-type="float" office:value="3000">
            <text:p>3000</text:p>
          </table:table-cell>
          <table:table-cell table:formula="of:=([.H15]+[.I15]+[.J15])/3" office:value-type="float" office:value="3008.33333333333">
            <text:p>3008.33333333333</text:p>
          </table:table-cell>
          <table:table-cell/>
          <table:table-cell office:value-type="float" office:value="3000">
            <text:p>3000</text:p>
          </table:table-cell>
          <table:table-cell office:value-type="float" office:value="3013">
            <text:p>3013</text:p>
          </table:table-cell>
          <table:table-cell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15]+[.N15]+[.O15]+[.P15])/4" office:value-type="float" office:value="3003.5">
            <text:p>3003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3">
            <text:p>3003</text:p>
          </table:table-cell>
          <table:table-cell office:value-type="float" office:value="3002">
            <text:p>3002</text:p>
          </table:table-cell>
          <table:table-cell table:formula="of:=([.D16]+[.E16])/2" office:value-type="float" office:value="3002.5">
            <text:p>3002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6">
            <text:p>3026</text:p>
          </table:table-cell>
          <table:table-cell office:value-type="float" office:value="3000">
            <text:p>3000</text:p>
          </table:table-cell>
          <table:table-cell table:formula="of:=([.H16]+[.I16]+[.J16])/3" office:value-type="float" office:value="3008.66666666667">
            <text:p>3008.66666666667</text:p>
          </table:table-cell>
          <table:table-cell/>
          <table:table-cell office:value-type="float" office:value="3000">
            <text:p>3000</text:p>
          </table:table-cell>
          <table:table-cell office:value-type="float" office:value="3014">
            <text:p>3014</text:p>
          </table:table-cell>
          <table:table-cell table:number-columns-repeated="2" office:value-type="float" office:value="3000">
            <text:p>3000</text:p>
          </table:table-cell>
          <table:table-cell table:formula="of:=([.M16]+[.N16]+[.O16]+[.P16])/4" office:value-type="float" office:value="3003.5">
            <text:p>3003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2">
            <text:p>3002</text:p>
          </table:table-cell>
          <table:table-cell office:value-type="float" office:value="3069">
            <text:p>3069</text:p>
          </table:table-cell>
          <table:table-cell table:formula="of:=([.D17]+[.E17])/2" office:value-type="float" office:value="3035.5">
            <text:p>3035.5</text:p>
          </table:table-cell>
          <table:table-cell/>
          <table:table-cell office:value-type="float" office:value="3001">
            <text:p>3001</text:p>
          </table:table-cell>
          <table:table-cell office:value-type="float" office:value="3049">
            <text:p>3049</text:p>
          </table:table-cell>
          <table:table-cell office:value-type="float" office:value="3001">
            <text:p>3001</text:p>
          </table:table-cell>
          <table:table-cell table:formula="of:=([.H17]+[.I17]+[.J17])/3" office:value-type="float" office:value="3017">
            <text:p>3017</text:p>
          </table:table-cell>
          <table:table-cell/>
          <table:table-cell office:value-type="float" office:value="3004">
            <text:p>3004</text:p>
          </table:table-cell>
          <table:table-cell office:value-type="float" office:value="3029">
            <text:p>3029</text:p>
          </table:table-cell>
          <table:table-cell office:value-type="float" office:value="3010">
            <text:p>3010</text:p>
          </table:table-cell>
          <table:table-cell office:value-type="float" office:value="3000">
            <text:p>3000</text:p>
          </table:table-cell>
          <table:table-cell table:formula="of:=([.M17]+[.N17]+[.O17]+[.P17])/4" office:value-type="float" office:value="3010.75">
            <text:p>3010.75</text:p>
          </table:table-cell>
          <table:table-cell/>
        </table:table-row>
        <table:table-row table:style-name="ro1">
          <table:table-cell office:value-type="float" office:value="3002">
            <text:p>3002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18]+[.E18])/2" office:value-type="float" office:value="3000">
            <text:p>3000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2">
            <text:p>3002</text:p>
          </table:table-cell>
          <table:table-cell office:value-type="float" office:value="3000">
            <text:p>3000</text:p>
          </table:table-cell>
          <table:table-cell table:formula="of:=([.H18]+[.I18]+[.J18])/3" office:value-type="float" office:value="3000.66666666667">
            <text:p>3000.66666666667</text:p>
          </table:table-cell>
          <table:table-cell/>
          <table:table-cell table:number-columns-repeated="4" office:value-type="float" office:value="3001">
            <text:p>3001</text:p>
          </table:table-cell>
          <table:table-cell table:formula="of:=([.M18]+[.N18]+[.O18]+[.P18])/4" office:value-type="float" office:value="3001">
            <text:p>3001</text:p>
          </table:table-cell>
          <table:table-cell/>
        </table:table-row>
        <table:table-row table:style-name="ro1">
          <table:table-cell office:value-type="float" office:value="3001">
            <text:p>3001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19]+[.E19])/2" office:value-type="float" office:value="3011.5">
            <text:p>301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5">
            <text:p>3025</text:p>
          </table:table-cell>
          <table:table-cell office:value-type="float" office:value="3001">
            <text:p>3001</text:p>
          </table:table-cell>
          <table:table-cell table:formula="of:=([.H19]+[.I19]+[.J19])/3" office:value-type="float" office:value="3008.66666666667">
            <text:p>3008.66666666667</text:p>
          </table:table-cell>
          <table:table-cell/>
          <table:table-cell office:value-type="float" office:value="2875">
            <text:p>2875</text:p>
          </table:table-cell>
          <table:table-cell office:value-type="float" office:value="2943">
            <text:p>2943</text:p>
          </table:table-cell>
          <table:table-cell table:number-columns-repeated="2" office:value-type="float" office:value="2875">
            <text:p>2875</text:p>
          </table:table-cell>
          <table:table-cell table:formula="of:=([.M19]+[.N19]+[.O19]+[.P19])/4" office:value-type="float" office:value="2892">
            <text:p>2892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02">
            <text:p>3002</text:p>
          </table:table-cell>
          <table:table-cell table:formula="of:=([.D20]+[.E20])/2" office:value-type="float" office:value="3001">
            <text:p>3001</text:p>
          </table:table-cell>
          <table:table-cell/>
          <table:table-cell office:value-type="float" office:value="3005">
            <text:p>3005</text:p>
          </table:table-cell>
          <table:table-cell office:value-type="float" office:value="3050">
            <text:p>3050</text:p>
          </table:table-cell>
          <table:table-cell office:value-type="float" office:value="3010">
            <text:p>3010</text:p>
          </table:table-cell>
          <table:table-cell table:formula="of:=([.H20]+[.I20]+[.J20])/3" office:value-type="float" office:value="3021.66666666667">
            <text:p>3021.66666666667</text:p>
          </table:table-cell>
          <table:table-cell/>
          <table:table-cell office:value-type="float" office:value="2999">
            <text:p>2999</text:p>
          </table:table-cell>
          <table:table-cell office:value-type="float" office:value="3014">
            <text:p>3014</text:p>
          </table:table-cell>
          <table:table-cell table:number-columns-repeated="2" office:value-type="float" office:value="2999">
            <text:p>2999</text:p>
          </table:table-cell>
          <table:table-cell table:formula="of:=([.M20]+[.N20]+[.O20]+[.P20])/4" office:value-type="float" office:value="3002.75">
            <text:p>3002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4">
            <text:p>3024</text:p>
          </table:table-cell>
          <table:table-cell table:formula="of:=([.D21]+[.E21])/2" office:value-type="float" office:value="3012">
            <text:p>3012</text:p>
          </table:table-cell>
          <table:table-cell/>
          <table:table-cell office:value-type="float" office:value="3000">
            <text:p>3000</text:p>
          </table:table-cell>
          <table:table-cell office:value-type="float" office:value="3061">
            <text:p>3061</text:p>
          </table:table-cell>
          <table:table-cell office:value-type="float" office:value="3001">
            <text:p>3001</text:p>
          </table:table-cell>
          <table:table-cell table:formula="of:=([.H21]+[.I21]+[.J21])/3" office:value-type="float" office:value="3020.66666666667">
            <text:p>3020.66666666667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8">
            <text:p>3028</text:p>
          </table:table-cell>
          <table:table-cell table:number-columns-repeated="2" office:value-type="float" office:value="3001">
            <text:p>3001</text:p>
          </table:table-cell>
          <table:table-cell table:formula="of:=([.M21]+[.N21]+[.O21]+[.P21])/4" office:value-type="float" office:value="3007.5">
            <text:p>3007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22]+[.E22])/2" office:value-type="float" office:value="3000">
            <text:p>3000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2">
            <text:p>3002</text:p>
          </table:table-cell>
          <table:table-cell office:value-type="float" office:value="3000">
            <text:p>3000</text:p>
          </table:table-cell>
          <table:table-cell table:formula="of:=([.H22]+[.I22]+[.J22])/3" office:value-type="float" office:value="3000.66666666667">
            <text:p>3000.66666666667</text:p>
          </table:table-cell>
          <table:table-cell/>
          <table:table-cell office:value-type="float" office:value="3003">
            <text:p>3003</text:p>
          </table:table-cell>
          <table:table-cell office:value-type="float" office:value="3053">
            <text:p>3053</text:p>
          </table:table-cell>
          <table:table-cell table:number-columns-repeated="2" office:value-type="float" office:value="3000">
            <text:p>3000</text:p>
          </table:table-cell>
          <table:table-cell table:formula="of:=([.M22]+[.N22]+[.O22]+[.P22])/4" office:value-type="float" office:value="3014">
            <text:p>3014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3">
            <text:p>3003</text:p>
          </table:table-cell>
          <table:table-cell office:value-type="float" office:value="3026">
            <text:p>3026</text:p>
          </table:table-cell>
          <table:table-cell table:formula="of:=([.D23]+[.E23])/2" office:value-type="float" office:value="3014.5">
            <text:p>3014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8">
            <text:p>3028</text:p>
          </table:table-cell>
          <table:table-cell office:value-type="float" office:value="3000">
            <text:p>3000</text:p>
          </table:table-cell>
          <table:table-cell table:formula="of:=([.H23]+[.I23]+[.J23])/3" office:value-type="float" office:value="3009.33333333333">
            <text:p>3009.33333333333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23]+[.N23]+[.O23]+[.P23])/4"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24]+[.E24])/2" office:value-type="float" office:value="3000">
            <text:p>3000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3">
            <text:p>3003</text:p>
          </table:table-cell>
          <table:table-cell office:value-type="float" office:value="3001">
            <text:p>3001</text:p>
          </table:table-cell>
          <table:table-cell table:formula="of:=([.H24]+[.I24]+[.J24])/3" office:value-type="float" office:value="3001.33333333333">
            <text:p>3001.33333333333</text:p>
          </table:table-cell>
          <table:table-cell/>
          <table:table-cell office:value-type="float" office:value="3004">
            <text:p>3004</text:p>
          </table:table-cell>
          <table:table-cell office:value-type="float" office:value="3003">
            <text:p>3003</text:p>
          </table:table-cell>
          <table:table-cell office:value-type="float" office:value="3010">
            <text:p>3010</text:p>
          </table:table-cell>
          <table:table-cell office:value-type="float" office:value="3000">
            <text:p>3000</text:p>
          </table:table-cell>
          <table:table-cell table:formula="of:=([.M24]+[.N24]+[.O24]+[.P24])/4" office:value-type="float" office:value="3004.25">
            <text:p>3004.25</text:p>
          </table:table-cell>
          <table:table-cell/>
        </table:table-row>
        <table:table-row table:style-name="ro1">
          <table:table-cell office:value-type="float" office:value="3005">
            <text:p>3005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3">
            <text:p>3023</text:p>
          </table:table-cell>
          <table:table-cell table:formula="of:=([.D25]+[.E25])/2" office:value-type="float" office:value="3011.5">
            <text:p>301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office:value-type="float" office:value="3000">
            <text:p>3000</text:p>
          </table:table-cell>
          <table:table-cell table:formula="of:=([.H25]+[.I25]+[.J25])/3" office:value-type="float" office:value="3009">
            <text:p>3009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25]+[.N25]+[.O25]+[.P25])/4" office:value-type="float" office:value="3007">
            <text:p>3007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2">
            <text:p>3002</text:p>
          </table:table-cell>
          <table:table-cell office:value-type="float" office:value="3001">
            <text:p>3001</text:p>
          </table:table-cell>
          <table:table-cell table:formula="of:=([.D26]+[.E26])/2" office:value-type="float" office:value="3001.5">
            <text:p>3001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3">
            <text:p>3003</text:p>
          </table:table-cell>
          <table:table-cell office:value-type="float" office:value="3000">
            <text:p>3000</text:p>
          </table:table-cell>
          <table:table-cell table:formula="of:=([.H26]+[.I26]+[.J26])/3" office:value-type="float" office:value="3001">
            <text:p>3001</text:p>
          </table:table-cell>
          <table:table-cell/>
          <table:table-cell table:number-columns-repeated="4" office:value-type="float" office:value="3000">
            <text:p>3000</text:p>
          </table:table-cell>
          <table:table-cell table:formula="of:=([.M26]+[.N26]+[.O26]+[.P26])/4" office:value-type="float" office:value="3000">
            <text:p>300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90">
            <text:p>3090</text:p>
          </table:table-cell>
          <table:table-cell table:formula="of:=([.D27]+[.E27])/2" office:value-type="float" office:value="3045">
            <text:p>3045</text:p>
          </table:table-cell>
          <table:table-cell/>
          <table:table-cell office:value-type="float" office:value="3006">
            <text:p>3006</text:p>
          </table:table-cell>
          <table:table-cell office:value-type="float" office:value="3028">
            <text:p>3028</text:p>
          </table:table-cell>
          <table:table-cell office:value-type="float" office:value="3010">
            <text:p>3010</text:p>
          </table:table-cell>
          <table:table-cell table:formula="of:=([.H27]+[.I27]+[.J27])/3" office:value-type="float" office:value="3014.66666666667">
            <text:p>3014.66666666667</text:p>
          </table:table-cell>
          <table:table-cell/>
          <table:table-cell office:value-type="float" office:value="3001">
            <text:p>3001</text:p>
          </table:table-cell>
          <table:table-cell office:value-type="float" office:value="3028">
            <text:p>3028</text:p>
          </table:table-cell>
          <table:table-cell table:number-columns-repeated="2" office:value-type="float" office:value="3000">
            <text:p>3000</text:p>
          </table:table-cell>
          <table:table-cell table:formula="of:=([.M27]+[.N27]+[.O27]+[.P27])/4" office:value-type="float" office:value="3007.25">
            <text:p>3007.2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table:number-columns-repeated="2" office:value-type="float" office:value="3000">
            <text:p>3000</text:p>
          </table:table-cell>
          <table:table-cell table:formula="of:=([.D28]+[.E28])/2" office:value-type="float" office:value="3000">
            <text:p>3000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3">
            <text:p>3003</text:p>
          </table:table-cell>
          <table:table-cell office:value-type="float" office:value="3000">
            <text:p>3000</text:p>
          </table:table-cell>
          <table:table-cell table:formula="of:=([.H28]+[.I28]+[.J28])/3" office:value-type="float" office:value="3001">
            <text:p>3001</text:p>
          </table:table-cell>
          <table:table-cell/>
          <table:table-cell office:value-type="float" office:value="3000">
            <text:p>3000</text:p>
          </table:table-cell>
          <table:table-cell table:number-columns-repeated="2" office:value-type="float" office:value="3001">
            <text:p>3001</text:p>
          </table:table-cell>
          <table:table-cell office:value-type="float" office:value="3000">
            <text:p>3000</text:p>
          </table:table-cell>
          <table:table-cell table:formula="of:=([.M28]+[.N28]+[.O28]+[.P28])/4" office:value-type="float" office:value="3000.5">
            <text:p>3000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0">
            <text:p>3000</text:p>
          </table:table-cell>
          <table:table-cell office:value-type="float" office:value="3025">
            <text:p>3025</text:p>
          </table:table-cell>
          <table:table-cell table:formula="of:=([.D29]+[.E29])/2" office:value-type="float" office:value="3012.5">
            <text:p>3012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49">
            <text:p>3049</text:p>
          </table:table-cell>
          <table:table-cell office:value-type="float" office:value="3000">
            <text:p>3000</text:p>
          </table:table-cell>
          <table:table-cell table:formula="of:=([.H29]+[.I29]+[.J29])/3" office:value-type="float" office:value="3016.33333333333">
            <text:p>3016.33333333333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7">
            <text:p>3027</text:p>
          </table:table-cell>
          <table:table-cell table:number-columns-repeated="2" office:value-type="float" office:value="3000">
            <text:p>3000</text:p>
          </table:table-cell>
          <table:table-cell table:formula="of:=([.M29]+[.N29]+[.O29]+[.P29])/4" office:value-type="float" office:value="3006.75">
            <text:p>3006.7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3">
            <text:p>3003</text:p>
          </table:table-cell>
          <table:table-cell office:value-type="float" office:value="3048">
            <text:p>3048</text:p>
          </table:table-cell>
          <table:table-cell table:formula="of:=([.D30]+[.E30])/2" office:value-type="float" office:value="3025.5">
            <text:p>3025.5</text:p>
          </table:table-cell>
          <table:table-cell/>
          <table:table-cell office:value-type="float" office:value="3000">
            <text:p>3000</text:p>
          </table:table-cell>
          <table:table-cell office:value-type="float" office:value="3020">
            <text:p>3020</text:p>
          </table:table-cell>
          <table:table-cell office:value-type="float" office:value="3000">
            <text:p>3000</text:p>
          </table:table-cell>
          <table:table-cell table:formula="of:=([.H30]+[.I30]+[.J30])/3" office:value-type="float" office:value="3006.66666666667">
            <text:p>3006.66666666667</text:p>
          </table:table-cell>
          <table:table-cell/>
          <table:table-cell office:value-type="float" office:value="3000">
            <text:p>3000</text:p>
          </table:table-cell>
          <table:table-cell office:value-type="float" office:value="3002">
            <text:p>3002</text:p>
          </table:table-cell>
          <table:table-cell table:number-columns-repeated="2" office:value-type="float" office:value="3000">
            <text:p>3000</text:p>
          </table:table-cell>
          <table:table-cell table:formula="of:=([.M30]+[.N30]+[.O30]+[.P30])/4" office:value-type="float" office:value="3000.5">
            <text:p>3000.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number-columns-repeated="2"/>
          <table:table-cell office:value-type="float" office:value="3001">
            <text:p>3001</text:p>
          </table:table-cell>
          <table:table-cell office:value-type="float" office:value="3023">
            <text:p>3023</text:p>
          </table:table-cell>
          <table:table-cell table:formula="of:=([.D31]+[.E31])/2" office:value-type="float" office:value="3012">
            <text:p>3012</text:p>
          </table:table-cell>
          <table:table-cell/>
          <table:table-cell office:value-type="float" office:value="3001">
            <text:p>3001</text:p>
          </table:table-cell>
          <table:table-cell office:value-type="float" office:value="3007">
            <text:p>3007</text:p>
          </table:table-cell>
          <table:table-cell office:value-type="float" office:value="2992">
            <text:p>2992</text:p>
          </table:table-cell>
          <table:table-cell table:formula="of:=([.H31]+[.I31]+[.J31])/3" office:value-type="float" office:value="3000">
            <text:p>3000</text:p>
          </table:table-cell>
          <table:table-cell/>
          <table:table-cell office:value-type="float" office:value="3005">
            <text:p>3005</text:p>
          </table:table-cell>
          <table:table-cell office:value-type="float" office:value="3028">
            <text:p>3028</text:p>
          </table:table-cell>
          <table:table-cell office:value-type="float" office:value="3010">
            <text:p>3010</text:p>
          </table:table-cell>
          <table:table-cell office:value-type="float" office:value="3001">
            <text:p>3001</text:p>
          </table:table-cell>
          <table:table-cell table:formula="of:=([.M31]+[.N31]+[.O31]+[.P31])/4" office:value-type="float" office:value="3011">
            <text:p>301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10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1T10:30:42</dc:date>
    <dc:creator>Etienne </dc:creator>
    <meta:document-statistic meta:table-count="1" meta:cell-count="403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minimum="16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6cm" svg:height="22.361cm" xlink:href=".." chart:class="chart:line" chart:style-name="ch1">
        <chart:title svg:x="4.34cm" svg:y="0.448cm" chart:style-name="ch2">
          <text:p>SCHED RR, PRIO 20: CPU1, CPU 1&amp;2, CPU 1&amp;2&amp;3, CPU 1&amp;2,&amp;3&amp;4</text:p>
        </chart:title>
        <chart:subtitle svg:x="5.068cm" svg:y="1.398cm" chart:style-name="ch3">
          <text:p>RR scheduler has more overhead than CFS but has more determinism</text:p>
        </chart:subtitle>
        <chart:legend chart:legend-position="end" svg:x="19.993cm" svg:y="10.336cm" chart:style-name="ch4"/>
        <chart:plot-area chart:style-name="ch5" table:cell-range-address="Sheet1.A1:Sheet1.A31 Sheet1.F1:Sheet1.F31 Sheet1.K1:Sheet1.K31 Sheet1.Q1:Sheet1.Q31" chart:data-source-has-labels="row" svg:x="0.447cm" svg:y="2.296cm" svg:width="19.1cm" svg:height="19.171cm"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F2:Sheet1.F31" chart:label-cell-address="Sheet1.F1:Sheet1.F1" chart:class="chart:line">
            <chart:data-point chart:repeated="30"/>
          </chart:series>
          <chart:series chart:style-name="ch11" chart:values-cell-range-address="Sheet1.K2:Sheet1.K31" chart:label-cell-address="Sheet1.K1:Sheet1.K1" chart:class="chart:line">
            <chart:data-point chart:repeated="30"/>
          </chart:series>
          <chart:series chart:style-name="ch12" chart:values-cell-range-address="Sheet1.Q2:Sheet1.Q31" chart:label-cell-address="Sheet1.Q1:Sheet1.Q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_1</text:p>
              </table:table-cell>
              <table:table-cell office:value-type="string">
                <text:p text:id="Sheet1.F1:Sheet1.F1">_1_2</text:p>
              </table:table-cell>
              <table:table-cell office:value-type="string">
                <text:p text:id="Sheet1.K1:Sheet1.K1">_1_2_3</text:p>
              </table:table-cell>
              <table:table-cell office:value-type="string">
                <text:p text:id="Sheet1.Q1:Sheet1.Q1">_1_2_3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 text:id="Sheet1.A2:Sheet1.A31">3000</text:p>
              </table:table-cell>
              <table:table-cell office:value-type="float" office:value="3000">
                <text:p text:id="Sheet1.F2:Sheet1.F31">3000</text:p>
              </table:table-cell>
              <table:table-cell office:value-type="float" office:value="3000.66666666667">
                <text:p text:id="Sheet1.K2:Sheet1.K31">3000.66666666667</text:p>
              </table:table-cell>
              <table:table-cell office:value-type="float" office:value="3000">
                <text:p text:id="Sheet1.Q2:Sheet1.Q31">3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2624.5">
                <text:p>2624.5</text:p>
              </table:table-cell>
              <table:table-cell office:value-type="float" office:value="3031.33333333333">
                <text:p>3031.33333333333</text:p>
              </table:table-cell>
              <table:table-cell office:value-type="float" office:value="3008.5">
                <text:p>300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912.5">
                <text:p>2912.5</text:p>
              </table:table-cell>
              <table:table-cell office:value-type="float" office:value="3001.66666666667">
                <text:p>3001.66666666667</text:p>
              </table:table-cell>
              <table:table-cell office:value-type="float" office:value="3002.75">
                <text:p>300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5">
                <text:p>3005</text:p>
              </table:table-cell>
              <table:table-cell office:value-type="float" office:value="3011.5">
                <text:p>3011.5</text:p>
              </table:table-cell>
              <table:table-cell office:value-type="float" office:value="3008.33333333333">
                <text:p>3008.33333333333</text:p>
              </table:table-cell>
              <table:table-cell office:value-type="float" office:value="3006.75">
                <text:p>300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1">
                <text:p>3001</text:p>
              </table:table-cell>
              <table:table-cell office:value-type="float" office:value="3012">
                <text:p>3012</text:p>
              </table:table-cell>
              <table:table-cell office:value-type="float" office:value="3009">
                <text:p>3009</text:p>
              </table:table-cell>
              <table:table-cell office:value-type="float" office:value="2169.5">
                <text:p>216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012">
                <text:p>3012</text:p>
              </table:table-cell>
              <table:table-cell office:value-type="float" office:value="3014">
                <text:p>3014</text:p>
              </table:table-cell>
              <table:table-cell office:value-type="float" office:value="2500.75">
                <text:p>250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3003.66666666667">
                <text:p>3003.6666666666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3011.5">
                <text:p>3011.5</text:p>
              </table:table-cell>
              <table:table-cell office:value-type="float" office:value="2825">
                <text:p>2825</text:p>
              </table:table-cell>
              <table:table-cell office:value-type="float" office:value="3013.25">
                <text:p>301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3003.5">
                <text:p>3003.5</text:p>
              </table:table-cell>
              <table:table-cell office:value-type="float" office:value="3009">
                <text:p>3009</text:p>
              </table:table-cell>
              <table:table-cell office:value-type="float" office:value="3013.75">
                <text:p>301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3011.5">
                <text:p>3011.5</text:p>
              </table:table-cell>
              <table:table-cell office:value-type="float" office:value="3008.66666666667">
                <text:p>3008.66666666667</text:p>
              </table:table-cell>
              <table:table-cell office:value-type="float" office:value="3004.75">
                <text:p>300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5">
                <text:p>3005</text:p>
              </table:table-cell>
              <table:table-cell office:value-type="float" office:value="3000.5">
                <text:p>3000.5</text:p>
              </table:table-cell>
              <table:table-cell office:value-type="float" office:value="3001">
                <text:p>3001</text:p>
              </table:table-cell>
              <table:table-cell office:value-type="float" office:value="3006.75">
                <text:p>3006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012">
                <text:p>3012</text:p>
              </table:table-cell>
              <table:table-cell office:value-type="float" office:value="3013">
                <text:p>3013</text:p>
              </table:table-cell>
              <table:table-cell office:value-type="float" office:value="3005.25">
                <text:p>3005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3033.5">
                <text:p>3033.5</text:p>
              </table:table-cell>
              <table:table-cell office:value-type="float" office:value="3002">
                <text:p>3002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3011.5">
                <text:p>3011.5</text:p>
              </table:table-cell>
              <table:table-cell office:value-type="float" office:value="3008.33333333333">
                <text:p>3008.33333333333</text:p>
              </table:table-cell>
              <table:table-cell office:value-type="float" office:value="3003.5">
                <text:p>300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3002.5">
                <text:p>3002.5</text:p>
              </table:table-cell>
              <table:table-cell office:value-type="float" office:value="3008.66666666667">
                <text:p>3008.66666666667</text:p>
              </table:table-cell>
              <table:table-cell office:value-type="float" office:value="3003.5">
                <text:p>300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3035.5">
                <text:p>3035.5</text:p>
              </table:table-cell>
              <table:table-cell office:value-type="float" office:value="3017">
                <text:p>3017</text:p>
              </table:table-cell>
              <table:table-cell office:value-type="float" office:value="3010.75">
                <text:p>301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2">
                <text:p>3002</text:p>
              </table:table-cell>
              <table:table-cell office:value-type="float" office:value="3000">
                <text:p>3000</text:p>
              </table:table-cell>
              <table:table-cell office:value-type="float" office:value="3000.66666666667">
                <text:p>3000.66666666667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1">
                <text:p>3001</text:p>
              </table:table-cell>
              <table:table-cell office:value-type="float" office:value="3011.5">
                <text:p>3011.5</text:p>
              </table:table-cell>
              <table:table-cell office:value-type="float" office:value="3008.66666666667">
                <text:p>3008.66666666667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">
                <text:p>3000</text:p>
              </table:table-cell>
              <table:table-cell office:value-type="float" office:value="3001">
                <text:p>3001</text:p>
              </table:table-cell>
              <table:table-cell office:value-type="float" office:value="3021.66666666667">
                <text:p>3021.66666666667</text:p>
              </table:table-cell>
              <table:table-cell office:value-type="float" office:value="3002.75">
                <text:p>3002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12">
                <text:p>3012</text:p>
              </table:table-cell>
              <table:table-cell office:value-type="float" office:value="3020.66666666667">
                <text:p>3020.66666666667</text:p>
              </table:table-cell>
              <table:table-cell office:value-type="float" office:value="3007.5">
                <text:p>3007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3000.66666666667">
                <text:p>3000.66666666667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3014.5">
                <text:p>3014.5</text:p>
              </table:table-cell>
              <table:table-cell office:value-type="float" office:value="3009.33333333333">
                <text:p>3009.33333333333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3001.33333333333">
                <text:p>3001.33333333333</text:p>
              </table:table-cell>
              <table:table-cell office:value-type="float" office:value="3004.25">
                <text:p>3004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5">
                <text:p>3005</text:p>
              </table:table-cell>
              <table:table-cell office:value-type="float" office:value="3011.5">
                <text:p>3011.5</text:p>
              </table:table-cell>
              <table:table-cell office:value-type="float" office:value="3009">
                <text:p>3009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">
                <text:p>3000</text:p>
              </table:table-cell>
              <table:table-cell office:value-type="float" office:value="3001.5">
                <text:p>3001.5</text:p>
              </table:table-cell>
              <table:table-cell office:value-type="float" office:value="3001">
                <text:p>300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">
                <text:p>3000</text:p>
              </table:table-cell>
              <table:table-cell office:value-type="float" office:value="3045">
                <text:p>3045</text:p>
              </table:table-cell>
              <table:table-cell office:value-type="float" office:value="3014.66666666667">
                <text:p>3014.66666666667</text:p>
              </table:table-cell>
              <table:table-cell office:value-type="float" office:value="3007.25">
                <text:p>300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3001">
                <text:p>3001</text:p>
              </table:table-cell>
              <table:table-cell office:value-type="float" office:value="3000.5">
                <text:p>3000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">
                <text:p>3000</text:p>
              </table:table-cell>
              <table:table-cell office:value-type="float" office:value="3012.5">
                <text:p>3012.5</text:p>
              </table:table-cell>
              <table:table-cell office:value-type="float" office:value="3016.33333333333">
                <text:p>3016.33333333333</text:p>
              </table:table-cell>
              <table:table-cell office:value-type="float" office:value="3006.75">
                <text:p>3006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3025.5">
                <text:p>3025.5</text:p>
              </table:table-cell>
              <table:table-cell office:value-type="float" office:value="3006.66666666667">
                <text:p>3006.66666666667</text:p>
              </table:table-cell>
              <table:table-cell office:value-type="float" office:value="3000.5">
                <text:p>300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012">
                <text:p>3012</text:p>
              </table:table-cell>
              <table:table-cell office:value-type="float" office:value="3000">
                <text:p>3000</text:p>
              </table:table-cell>
              <table:table-cell office:value-type="float" office:value="3011">
                <text:p>3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